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5.1945in" svg:y="1.535in" draw:control="control1"/>
        </table:shapes>
        <table:table-column table:style-name="co1" table:number-columns-repeated="2" table:default-cell-style-name="Default"/>
        <table:table-column table:style-name="co1" table:number-columns-repeated="2" table:default-cell-style-name="ce1"/>
        <table:table-column table:style-name="co1" table:number-columns-repeated="3" table:default-cell-style-name="Default"/>
        <table:table-row table:style-name="ro1">
          <table:table-cell table:number-columns-repeated="2"/>
          <table:table-cell table:style-name="Default" table:number-columns-repeated="2"/>
          <table:table-cell table:number-columns-repeated="3"/>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9.23" calcext:value-type="float">
            <text:p>29.23</text:p>
          </table:table-cell>
          <table:table-cell office:value-type="float" office:value="2" calcext:value-type="float">
            <text:p>2</text:p>
          </table:table-cell>
          <table:table-cell/>
          <table:table-cell office:value-type="string" calcext:value-type="string">
            <text:p>Asset sum</text:p>
          </table:table-cell>
          <table:table-cell office:value-type="float" office:value="37.49" calcext:value-type="float">
            <text:p>37.4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office:value-type="float" office:value="-10.12" calcext:value-type="float">
            <text:p>-10.12</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office:value-type="float" office:value="27.37" calcext:value-type="float">
            <text:p>27.3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7</text:p>
          </table:table-cell>
          <table:table-cell office:value-type="float" office:value="4.1" calcext:value-type="float">
            <text:p>4.1</text:p>
          </table:table-cell>
          <table:table-cell table:number-columns-repeated="4"/>
        </table:table-row>
        <table:table-row table:style-name="ro1">
          <table:table-cell/>
          <table:table-cell office:value-type="string" calcext:value-type="string">
            <text:p>Test8</text:p>
          </table:table-cell>
          <table:table-cell office:value-type="float" office:value="2.56" calcext:value-type="float">
            <text:p>2.56</text:p>
          </table:table-cell>
          <table:table-cell table:number-columns-repeated="4"/>
        </table:table-row>
        <table:table-row table:style-name="ro1">
          <table:table-cell table:number-columns-repeated="2"/>
          <table:table-cell table:style-name="Default" table:number-columns-repeated="2"/>
          <table:table-cell table:number-columns-repeated="3"/>
        </table:table-row>
        <table:table-row table:style-name="ro1">
          <table:table-cell table:number-columns-repeated="2"/>
          <table:table-cell table:style-name="Default" table:number-columns-repeated="2"/>
          <table:table-cell/>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16T10:55:28.887708547</dc:date>
    <meta:editing-duration>P3DT23H15M3S</meta:editing-duration>
    <meta:editing-cycles>778</meta:editing-cycles>
    <meta:generator>LibreOffice/7.4.2.3$MacOSX_X86_64 LibreOffice_project/382eef1f22670f7f4118c8c2dd222ec7ad009daf</meta:generator>
    <meta:document-statistic meta:table-count="1" meta:cell-count="34"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Option VBASupport 1
Option Explicit

Public Type TCelPos
	descMySheet As Object			REM Descriptor of the current sheet
	sheetStringByName As String		REM Sheet name
	sheetCelName As String			REM Sheet cell name
	cellAddress As Object			REM Cell address descriptor
	Col As Double					REM Column cell coordinate
	Row As Double					REM Row cell ccordinate
	maxRow As Double				REM Maximum row to calc
End Type

REM We don't process calculus but create a structure that contains vital values for our calculus
Function ReturnsPosition(sheetStringByName As String, strColByName As String) As Object
    On Local Error GoTo ErrorUnidentifiedCharacter	REM Error to raise in case of an error meet in the cell

	Dim oCell, oSheet As Object						REM Descriptors used to make final calculus
	Dim myCelPos As New TCelPos						REM Pointer to gather info to help to calculate column
	Dim cellAddress As Object						REM 
	Dim i, k As Integer 							REM counter
	Dim tc 											REM Type Cellule
	Dim st 											REM String Cellule
	Dim extra As String 							Rem for error declaration    

	Dim sheets As Object							REM Current sheets
	Dim sheet As Object								REM Sheet by name desccriptor

	sheets = ThisComponent.Sheets					REM We get curent sheets descriptor
	sheet = sheets.getByName(sheetStringByName)		REM From shhets we get the sheet descriptor where we want to process calculus
	
	myCelPos = New TCelPos															REM We allocate object to old info where to process calculus
	myCelPos.SheetStringByName = sheetStringByName									REM Sheet string by name
	myCelPos.sheetCelName = strColByName											REM String column by name where calculus are made/processed from
	myCelPos.descMySheet =  sheet													REM Current sheet descriptor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Exit Function
	End If
	
	i = myCelPos.Col 								Rem We reset counter fo column
	k = myCelPos.Row 								Rem We reset counter for lines

	st = sheet.getCellByPosition(i,k).String 		REM We get content of the cell
	tc = sheet.getCellByPosition(i,k).getType 		REM We get the type of the cell

rem		Dim ab As Object 

	Do While tc = 1 Or st = "_" 					REM we calculate max line (numbers opr "-" ok)
		k = k + 1 									REM We increment Row
		st = sheet.getCellByPosition(i,k).String  	REM We get content of the cell
		tc = sheet.getCellByPosition(i,k).getType 	REM We get the type of the cell
 	Loop
 	
												 	REM We need to check if the current cell contains an anomaly type not 1 or &lt;&gt; '_' character
	if tc &gt; 1 And st &lt;&gt; "_" then 					REM We raise an error
		extra = "This is an intended user-defined error unwanted format value. Current value is [" &amp; st &amp; "]"
		Err.Source = sheet.getCellByPosition(i,k).AbsoluteName
		Err.Raise(4096, Description:=extra, Error(4096))
	end if	
	myCelPos.maxRow = k
	ReturnsPosition = myCelPos
    Exit Function
ErrorUnidentifiedCharacter:
	Dim errTitle As String REM We build error message
    
    errTitle = "Error "&amp; Err &amp;" at line "&amp; Erl &amp;" in "&amp; Err.Source
    MsgBox Err.Description, MB_ICONEXCLAMATION, errTitle
'    Resume Next
	Exit Function
End Function

Sub ColumnSummup(celPos As Object,sheetStringByName As String, strColByName As String, strRes As String)
	Dim x As Double 										 REM Contains summup column value from celPos.Row to celPos.maxRow
	Dim i as Integer 										 REM Contains current Row
	Dim u As Double 										 REM Contains the cell value from tuple (Column,Row)
	Dim oCell, oSheet As Object 							 REM Descriptors

	x = 0 													 REM Summup of Asset and Posive columns after respective summups												 REM Memory that contains the sum of the given column
	i = celPos.Row 											 REM Initialise current Row
	oSheet = celPos.descMySheet 							 REM Descriptor Sheet where everything will occurs

 	Do While i &lt; celPos.maxRow
		u = oSheet.getCellByPosition(celPos.Col,i).value 	 REM We get value from cell (cellAddress.column,i)
		x = u + x										 	 REM We add value to previous value
		i = i + 1 										 	 REM Increments to next Row in Col within table
	Loop
														 	 REM We will add Asset and Passive Columns after the respctive summup
	celPos = ReturnsPosition(sheetStringByName,strRes)  	 REM Info regarding positioning s.a tuple (line,column values) on Sheet name, Column name 
	oCell = oSheet.getCellByPosition(celPos.Col,celPos.Row)  REM Positioning Col, Row to get cell descriptor

	If strComp(strColByName,"Passive") = 0 Then				 REM According to Column name we set the final value fo the final summup
		oCell.value = -x
	Else
		oCell.value = x
	End if
End Sub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BASIC  *****

Option VBASupport 1
Option Explicit

Sub MaSomme(sheetStringByName As String, strColByName As String,strRes As String)
	BasicLibraries.loadLibrary("CelOpLib") 					 REM We load Library CelOpLib
    On Local Error GoTo ErrorRaised 						 REM We decklare one error
	Dim celPos As Object 									 REM Contains info regarding the cell from where calculus will start

	celPos = ReturnsPosition(sheetStringByName,strColByName) REM Info regarding positioning s.a tuple (line,column values) on Sheet name, Column name
	ColumnSummup celPos,sheetStringByName,strColByName,strRes				 REM Summup of the column and write it in 
    Exit Sub
ErrorRaised: 												 REM If an error os raised we manage this error
	Dim errTitle As String

    errTitle = "Error " &amp; Err &amp; " at line " &amp; Erl &amp;" in " _
    				&amp; Err.Source
    MsgBox Err.Description, MB_ICONEXCLAMATION, errTitle
'    Resume Next
End Sub REM 

Sub Calc()
	MaSomme "Sheet1","Asset","Asset sum" 				REM Calculus Column named Asset
	MaSomme "Sheet1","Passive","Passive sum"			REM Calculus Column named Passive
	MaSomme "Sheet1","My sum","Sums"					REM Calculus Column named Asset - Passiv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